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Verdana" fo:font-size="10pt" style:font-name-asian="Verdana1" style:font-size-asian="10pt" style:font-name-complex="Verdana1" style:font-size-complex="10pt"/>
    </style:style>
    <style:style style:name="P3" style:family="paragraph" style:parent-style-name="Standard" style:master-page-name="Standard">
      <style:paragraph-properties fo:margin-top="0in" fo:margin-bottom="0in" loext:contextual-spacing="false" style:page-number="1"/>
    </style:style>
    <style:style style:name="P4" style:family="paragraph">
      <loext:graphic-properties draw:fill="solid" draw:fill-color="#a0a0a0"/>
      <style:paragraph-properties fo:text-align="center"/>
    </style:style>
    <style:style style:name="T1" style:family="text">
      <style:text-properties fo:color="#1155cc" style:font-name="Verdana" fo:font-size="8pt" style:text-underline-style="solid" style:text-underline-width="auto" style:text-underline-color="font-color" fo:font-weight="bold" style:font-name-asian="Verdana1" style:font-size-asian="8pt" style:font-weight-asian="bold" style:font-name-complex="Verdana1" style:font-size-complex="8pt"/>
    </style:style>
    <style:style style:name="T2" style:family="text">
      <style:text-properties fo:color="#1155cc" style:font-name="Verdana" fo:font-size="10pt" style:text-underline-style="solid" style:text-underline-width="auto" style:text-underline-color="font-color" style:font-name-asian="Verdana1" style:font-size-asian="10pt" style:font-name-complex="Verdana1" style:font-size-complex="10pt"/>
    </style:style>
    <style:style style:name="T3" style:family="text">
      <style:text-properties fo:color="#1155cc" style:text-underline-style="solid" style:text-underline-width="auto" style:text-underline-color="font-color"/>
    </style:style>
    <style:style style:name="T4" style:family="text">
      <style:text-properties style:font-name="Verdana" fo:font-size="8pt" fo:font-weight="bold" style:font-name-asian="Verdana1" style:font-size-asian="8pt" style:font-weight-asian="bold" style:font-name-complex="Verdana1" style:font-size-complex="8pt"/>
    </style:style>
    <style:style style:name="T5" style:family="text">
      <style:text-properties style:font-name="Verdana" fo:font-size="8pt" style:font-name-asian="Verdana1" style:font-size-asian="8pt" style:font-name-complex="Verdana1" style:font-size-complex="8pt"/>
    </style:style>
    <style:style style:name="T6" style:family="text">
      <style:text-properties style:font-name="Verdana" fo:font-size="12pt" fo:font-weight="bold" style:font-name-asian="Verdana1" style:font-size-asian="12pt" style:font-weight-asian="bold" style:font-name-complex="Verdana1" style:font-size-complex="12pt"/>
    </style:style>
    <style:style style:name="T7" style:family="text">
      <style:text-properties style:font-name="Verdana" fo:font-size="10pt" style:font-name-asian="Verdana1" style:font-size-asian="10pt" style:font-name-complex="Verdana1" style:font-size-complex="10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convergenciadigital.uol.com.br/cgi/cgilua.exe/sys/start.htm?UserActiveTemplate=site&amp;infoid=41846&amp;sid=97#.VuSSCD9Cago" text:style-name="Internet_20_link" text:visited-style-name="Visited_20_Internet_20_Link"><text:span text:style-name="T1">http://convergenciadigital.uol.com.br/cgi/cgilua.exe/sys/start.htm?UserActiveTemplate=site&amp;infoid=41846&amp;sid=97#.VuSSCD9Cago</text:span></text:a><text:span text:style-name="T4"> Acessado em 12 MAR 16 as 19:00h</text:span></text:p>
      <text:p text:style-name="P1"><text:span text:style-name="T4">08/03/2016 às 14:55</text:span></text:p>
      <text:p text:style-name="P1"><text:span text:style-name="T4">Cloud Computing</text:span></text:p>
      <text:p text:style-name="P1"><draw:rect text:anchor-type="as-char" svg:y="0in" draw:z-index="0" draw:style-name="gr1" draw:text-style-name="P4" svg:width="0.0012in" svg:height="0.0213in"><text:p/></draw:rect></text:p>
      <text:p text:style-name="P1"><text:span text:style-name="T6">Segurança de perímetro é insuficiente para proteger dados no big data</text:span></text:p>
      <text:p text:style-name="P1"><text:span text:style-name="T5">Por Roberta Prescott</text:span></text:p>
      <text:p text:style-name="P1"><text:span text:style-name="T7">Os riscos para segurança aumentam em um ambiente de big data devido à maior quantidade de dados expostos a mais pessoas. O alerta foi feito por John Haddad, diretor-sênior de soluções de big data da Informatica, durante o Big Data Summit, realizado nesta terça-feira, 08/03, em São Paulo.</text:span></text:p>
      <text:p text:style-name="P1"><text:span text:style-name="T7">“Segurança de perímetro é insuficiente [neste cenário]”, ressaltou o especialista. Para Haddad, é necessário identificar, antes de tudo, onde o dado sensível se encontra e protegê-lo. “Uma vez que se identifica onde o dado sensível está, devem-se estabelecer prioridades de riscos em cada repositório, melhorar as políticas e decidir como fazer a proteção.”</text:span></text:p>
      <text:p text:style-name="P1"><text:span text:style-name="T7">Uma das razões pela maior preocupação com risco atualmente é que os controles de segurança precisam estar em diversos sistemas e, mesmo tendo implantado soluções de segurança em várias camadas, o dado ainda pode ficar em risco.</text:span></text:p>
      <text:p text:style-name="P1"><text:span text:style-name="T7">Esta complexidade, afirmou Haddad, faz com que as empresas precisem pensar a segurança dos dados sensíveis de forma a identificar aqueles que correm maior risco. Para fazer isto, pode-se, por exemplo, levantar quantas pessoas têm acesso aquele dado, às quais atividades ele está relacionado e até estimando o quanto vale o dado caso ele seja exposto.</text:span></text:p>
      <text:p text:style-name="P1"><text:span text:style-name="T7">Desta forma, as empresas conseguem ter uma visão mais clara do valor do dado sensível e do quanto ele está vulnerável e podem estabelecer políticas mais adequadas para mitigar o risco e implantar ferramentas de monitoramento, que, por exemplo, enviem alertas cada vez que um dado sensível fique em altas condições de riscos.</text:span></text:p>
      <text:p text:style-name="P2"/>
      <text:p text:style-name="P2"/>
      <text:p text:style-name="P1"><text:a xlink:type="simple" xlink:href="http://convergenciadigital.uol.com.br/cgi/cgilua.exe/sys/start.htm?UserActiveTemplate=site&amp;infoid=41844&amp;sid=97#.VuSWaj9Cago" text:style-name="Internet_20_link" text:visited-style-name="Visited_20_Internet_20_Link"><text:span text:style-name="T2">http://convergenciadigital.uol.com.br/cgi/cgilua.exe/sys/start.htm?UserActiveTemplate=site&amp;infoid=41844&amp;sid=97#.VuSWaj9Cago</text:span></text:a><text:span text:style-name="T7"> acessado em 12 MAR 16 as 19:26</text:span></text:p>
      <text:p text:style-name="P1"><text:span text:style-name="T4">08/03/2016 às 13:55</text:span></text:p>
      <text:p text:style-name="P1"><text:span text:style-name="T4">Cloud Computing</text:span></text:p>
      <text:p text:style-name="P1"><draw:rect text:anchor-type="as-char" svg:y="0in" draw:z-index="1" draw:style-name="gr1" draw:text-style-name="P4" svg:width="0.0012in" svg:height="0.0213in"><text:p/></draw:rect></text:p>
      <text:p text:style-name="P1"><text:span text:style-name="T6">Violação de dados acirra a insatisfação das empresas com a Segurança da Informação</text:span></text:p>
      <text:p text:style-name="P1"><text:span text:style-name="T5">Convergência Digital*</text:span></text:p>
      <text:p text:style-name="P1"><text:span text:style-name="T7">Uma pesquisa global, feita pela RSA, divisão de segurança da EMC, revela uma forte insatisfação das corporações com eus atuais recursos de detecção e investigação. No estudo, quase 80% das organizações consultadas afirmaram não estar satisfeitos com sua capacidade para detectar e investigar ameaças. A velocidade nessa área é amplamente reconhecida como um fator crítico para minimizar perdas e danos e de ataques cibernéticos.</text:span></text:p>
      <text:p text:style-name="P1"><text:soft-page-break/><text:span text:style-name="T7">O relatório mostra ainda que até 90% dos entrevistados manifestaram não poder detectar ameaças rapidamente, e 88% admitem não ser capazes de investigar ameaças com rapidez. A incapacidade de detectar ameaças rapidamente é um fator essencial do motivo pelo qual as organizações estão passando por violações de dados em que os invasores são capazes de permanecer na rede por longos períodos antes de serem descobertos.</text:span></text:p>
      <text:p text:style-name="P1"><text:span text:style-name="T7">Os participantes não consideraram nenhuma de suas tecnologias de detecção e investigação particularmente eficazes, dando a todas, uma classificação média de “algo eficaz.” As organizações continuam a demonstrar um excesso de confiança no SIEM (Security information and event management), que embora seja utilizado por mais de dois terços dos participantes, não é consistentemente somado com tecnologias como captura de pacote de rede, ferramentas avançadas de ponto de extremidade e antimalware que poderiam aprimorar de modo considerável os recursos de detecção e investigação de ameaças.</text:span></text:p>
      <text:p text:style-name="P1"><text:span text:style-name="T7">Os dados que as organizações coletam atualmente não fornecem a visibilidade adequada.Menos da metade das organizações consultadas estão coletando dados de pacote de rede ou dados de fluxo de rede, que oferecem uma percepção confiável sobre ataques avançados, e apenas 59% coletam dados de pontos de extremidade que podem ser usados para encontrar pontos de comprometimento.</text:span></text:p>
      <text:p text:style-name="P1"><text:span text:style-name="T7">De acordo com o levantamento, as organizações que incorporaram essas fontes de dados em suas estratégias de detecção as consideram extremamente valiosas: as organizações que coletam dados de pacote de rede atribuíram 66% mais valor a esses dados para detectar e investigar ameaças que aquelas que não o fazem, e as que coletam dados de pontos de extremidade atribuíram 57% mais valor a esses dados que aquelas que não o fazem.</text:span></text:p>
      <text:p text:style-name="P1"><text:span text:style-name="T7">A integração de dados também é um problema. Um quarto dos participantes não integram nenhum tipo de dado, e somente 21% faz com que todos seus dados possam ser acessados em uma só fonte. A prevalência de dados isolados impede a correlação entre fontes, retarda as investigações e limita a visibilidade do escopo completo de um ataque. Apenas 10% dos participantes sentem que podem conectar “muito bem” a atividade de invasores entre todas as fontes de dados que coletam.</text:span></text:p>
      <text:p text:style-name="P1"><text:span text:style-name="T7">A pesquisa global quantitativa da RSA foi realizada on-line entre janeiro e fevereiro de 2016. <text:s/>Todos os participantes qualificados informaram pessoalmente todos os dados. Mais de 160 organizações participaram, sendo 44% com menos de 1.000 funcionários, 31% entre 1.000 e 10.000 funcionários, e 25% com mais de 10.000 funcionários. <text:s/>Os participantes representavam 22 setores diferentes, com 58% provenientes do continente americano, 26|% da Europa e do Oriente Médio e 15% da Ásia Pacífico e Japão.</text:span></text:p>
      <text:p text:style-name="P2"/>
      <text:p text:style-name="P2"/>
      <text:p text:style-name="P1"><text:a xlink:type="simple" xlink:href="http://convergenciadigital.uol.com.br/cgi/cgilua.exe/sys/start.htm?UserActiveTemplate=site&amp;infoid=41634&amp;sid=97#.VuSWhT9Cago" text:style-name="Internet_20_link" text:visited-style-name="Visited_20_Internet_20_Link"><text:span text:style-name="T2">http://convergenciadigital.uol.com.br/cgi/cgilua.exe/sys/start.htm?UserActiveTemplate=site&amp;infoid=41634&amp;sid=97#.VuSWhT9Cago</text:span></text:a><text:span text:style-name="T7"> acessado em 12 MAR 16 as 19:30</text:span></text:p>
      <text:p text:style-name="P2"/>
      <text:p text:style-name="P1"><text:span text:style-name="T4">04/02/2016 às 12:05</text:span></text:p>
      <text:p text:style-name="P1"><text:span text:style-name="T4">Cloud Computing</text:span></text:p>
      <text:p text:style-name="P1"><draw:rect text:anchor-type="as-char" svg:y="0in" draw:z-index="2" draw:style-name="gr1" draw:text-style-name="P4" svg:width="0.0012in" svg:height="0.0213in"><text:p/></draw:rect></text:p>
      <text:p text:style-name="P1"><text:span text:style-name="T6">Líder Aviação virtualiza e monta plano de contingência</text:span></text:p>
      <text:p text:style-name="P1"><text:span text:style-name="T5">Convergência Digital*</text:span></text:p>
      <text:p text:style-name="P1"><text:span text:style-name="T7">A Líder Aviação, empresa especializada em aviação executiva no Brasil, com 23 bases operacionais em todo o país e uma frota com mais de 90 aeronaves, apostou na virtualização para adotar um desenvolvimento de contingência e renovar a infraestrutura de servidores. O objetivo foi manter a alta disponibilidade do ambiente, que sofria falhas devido a problemas nos servidores físicos.</text:span></text:p>
      <text:p text:style-name="P1"><text:span text:style-name="T7">“Nós trabalhamos com cluster e virtualização, o que tornou possível a redução dos problemas de host. Com a utilização do vSphere, reduzimos os custos operacionais e as tarefas de rotina”, comenta o diretor de TI da Líder Aviação, João Carlos Campos. A empresa adquiriu VMware vSphere Enterprise Plus utilizando, assim, uma plataforma completa de virtualização para servidores.</text:span></text:p>
      <text:p text:style-name="P1"><text:span text:style-name="T7">Para criar um ambiente de DR automatizado e confiável, a plataforma vCenter Site Recovery Manager também foi implantada. A implementação foi feita pela IT-One. A virtualização por intermédio do vSphere possibilitou à companhia aérea a consolidação de servidores, o que garantiu a redução dos custos das operações de Data Centers e promoveu o upgrade dos servidores.</text:span></text:p>
      <text:p text:style-name="P1"><text:span text:style-name="T7">Além disso, o consumo de energia, a utilização de espaço físico e de armazenamento de dados diminuíram consideravelmente. “Trabalhávamos com 30 servidores físicos e hoje temos 15. Ao todo, são mais 50 virtualizados”, explica João Carlos Campos. O executivo destacou ainda que a solução ampliou o controle da operação de TI. O provisionamento foi <text:s/>automatizado e a infraestrutura, aplicativos e serviços de TI personalizados.</text:span></text:p>
      <text:p text:style-name="P1"><text:span text:style-name="T7">“O resultado foi uma TI ainda mais preparada para os novos desafios da empresa. Temos testes periódicos de DR, melhoria significativa de desempenho das aplicações críticas, escalabilidade para projetos futuros, confiabilidade e segurança dos dados”, conclui o diretor de TI da Líder Aviação. Os valores do contrato não foram revelados.</text:span></text:p>
      <text:p text:style-name="P2"/>
      <text:p text:style-name="P2"><text:soft-page-break/></text:p>
      <text:p text:style-name="P2"/>
      <text:p text:style-name="P2"/>
      <text:p text:style-name="P1"><text:a xlink:type="simple" xlink:href="http://convergenciadigital.uol.com.br/cgi/cgilua.exe/sys/start.htm?UserActiveTemplate=site&amp;infoid=41765&amp;sid=97#.VuSTGD9Cago" text:style-name="Internet_20_link" text:visited-style-name="Visited_20_Internet_20_Link"><text:span text:style-name="T2">http://convergenciadigital.uol.com.br/cgi/cgilua.exe/sys/start.htm?UserActiveTemplate=site&amp;infoid=41765&amp;sid=97#.VuSTGD9Cago</text:span></text:a><text:span text:style-name="T7"> acessado em 12 MAR 16 as 19:30</text:span></text:p>
      <text:p text:style-name="P2"/>
      <text:p text:style-name="P1"><text:span text:style-name="T4">25/02/2016 às 13:33</text:span></text:p>
      <text:p text:style-name="P1"><text:span text:style-name="T4">Cloud Computing</text:span></text:p>
      <text:p text:style-name="P1"><draw:rect text:anchor-type="as-char" svg:y="0in" draw:z-index="3" draw:style-name="gr1" draw:text-style-name="P4" svg:width="0.0012in" svg:height="0.0213in"><text:p/></draw:rect></text:p>
      <text:p text:style-name="P1"><text:span text:style-name="T6">CPFL Energia virtualiza data center</text:span></text:p>
      <text:p text:style-name="P1"><text:span text:style-name="T5">Da redação</text:span></text:p>
      <text:p text:style-name="P1"><text:span text:style-name="T7">A CPFL Energia, empresa com mais de 100 anos de atuação no Brasisl, e responsável pelo atentimento a mais de 7,5 milhões de clientes nos estados de São Paulo, Rio Grande do Sul, Minas Gerais e Paraná, decidiu fazer um insourcing do seu data center, que estava terceirizado desde 2009. O gerente de arquitetura, tecnologia e segurança da TI da CPFL Energia, Carlos Alberto Belarmino Teixeira, afirma que a decisão foi motivada pela necessidade de se adotar um novo desenho para o data center e, ao mesmo tempo, ampliar o controle sobre ele.</text:span></text:p>
      <text:p text:style-name="P2"/>
      <text:p text:style-name="P1"><text:span text:style-name="T7">“Em nosso projeto, desenhamos uma infraestrutura robusta que seria operada aqui dentro por terceiros. No projeto estava o data center completo: servidores, storage, redes”, explica, lembrando que o projeto trazia um desafio específico. “Tínhamos que montar o data center no mesmo espaço que, há mais de 10 anos era ocupado pelo data center utilizado antes da terceirização”, lembra Belarmino.</text:span></text:p>
      <text:p text:style-name="P2"/>
      <text:p text:style-name="P1"><text:span text:style-name="T7">Com o novo desenho e a necessidade de otimizar espaço, o projeto previu o uso de servidores blade virtualizados. “Decidimos utilizar o vSphere, da VMware. A empresa se destacava e comprovou ter a robustez necessária para nos atender”, conta. Com isso, a CPFL Energia montou uma sala cofre em um espaço de 100 metros quadrados, instalou o data center que hoje suporta as operações da companhia e é o único do Brasil com certificação ISO 27001</text:span></text:p>
      <text:p text:style-name="P2"/>
      <text:p text:style-name="P1"><text:span text:style-name="T7">Hoje, a estrutura conta com 84 servidores físicos e 659 servidores virtuais, rodando todos os sistemas da CPFL Energia: SAP ECC, SAP RH, sistemas de operação da rede elétrica e o sistema de faturamento de mais de 7,5 milhões de contas mensais. No Rio Grande do Sul, a RGE, também parte do grupo, mantém uma estrutura de backup com 41 servidores físicos e 112 virtuais. Ao todo, a montagem do data center foi feita em um ano. Ele entrou em operação em junho de 2010.</text:span></text:p>
      <text:p text:style-name="P2"/>
      <text:p text:style-name="P1"><text:span text:style-name="T7">Belarmino lembra que, desde que a nova estrutura entrou em operação, a CPFL Energia passou por várias ondas de projetos e aquisições e todas foram atendidas com a mesma estrutura. “Hoje temos oito distribuidoras e um dos alicerces de nosso projeto foi a unificação dos sistemas, que concluímos esse ano. Ainda temos muitos projetos em andamento e nos beneficiamos muito desse mundo virtualizado para atender estas demandas”, diz.</text:span></text:p>
      <text:p text:style-name="P2"/>
      <text:p text:style-name="P1"><text:span text:style-name="T7">Call center</text:span></text:p>
      <text:p text:style-name="P2"><text:soft-page-break/></text:p>
      <text:p text:style-name="P1"><text:span text:style-name="T7">Com a abertura de sua própria empresa de call center, também em 2010, a CPFL Energia precisou ampliar sua estrutura de atendimento, já que haveria equipes de atendimento em Campinas, Ourinhos e Araraquara, todas em São Paulo. Segundo Belarmino, a mudança triplicou o número de pontos de atendimento da CPFL Energia, que saltou de 100 para 300.</text:span></text:p>
      <text:p text:style-name="P2"/>
      <text:p text:style-name="P1"><text:span text:style-name="T7">Para isso, a companhia inaugurou em 2011 uma estrutura montada com thin clients que acessam aplicações virtualizadas em seus servidores A aposta foi acertada e, hoje, a companhia conta com cerca de 400 pontos de atendimento. “Essa estrutura hoje tem indisponibilidade quase zero. Além dos ganhos de manutenção, conseguimos ampliar o volume de atendimento sem aumentar nossa equipe de atendimento de TI”, comemora Belarmino, lembrando que hoje 95% do parque da CPFL Energia é virtualizado e uma das ferramentas utilizada na solução é o vSphere with Operations Management.</text:span></text:p>
      <text:p text:style-name="P2"/>
      <text:p text:style-name="P1"><text:span text:style-name="T7">O gerente da operações e serviços da CPFL Energia, Raphael Basseto, revela que o gerenciamento de operações embutido na solução tem sido fundamental para que a área consiga otimizar seu parque de hardware. “Hoje temos uma utilização mais regular dos nossos equipamentos. Ganhamos eficiência no uso de nossa capacidade computacional e, com isso, há um ganho significativo de custos”, afirma.</text:span></text:p>
      <text:p text:style-name="P2"/>
      <text:p text:style-name="P1"><text:span text:style-name="T7">Basseto ressalta ainda a melhora no atendimento aos clientes internos. “Hoje atendemos sem sustos aos novos projetos que entram. Conseguimos criar um novo ambiente para um novo projeto muito rapidamente, colocando um servidor no ar em apenas 30 minutos”, comemora, lembrando que a funcionalidade de gerenciamento dá à equipe uma visão online da saúde de todo o ambiente.</text:span></text:p>
      <text:p text:style-name="P2"/>
      <text:p text:style-name="P2"/>
      <text:p text:style-name="P1"><text:a xlink:type="simple" xlink:href="http://convergenciadigital.uol.com.br/cgi/cgilua.exe/sys/start.htm?UserActiveTemplate=site&amp;infoid=41691&amp;sid=97#.VuSTHj9Cago" text:style-name="Internet_20_link" text:visited-style-name="Visited_20_Internet_20_Link"><text:span text:style-name="T3">http://convergenciadigital.uol.com.br/cgi/cgilua.exe/sys/start.htm?UserActiveTemplate=site&amp;infoid=41691&amp;sid=97#.VuSTHj9Cago</text:span></text:a> acessado em 12 MAR 16 as 19:32</text:p>
      <text:p text:style-name="P1"><text:span text:style-name="T4">17/02/2016 às 17:45</text:span></text:p>
      <text:p text:style-name="P1"><text:span text:style-name="T4">Cloud Computing</text:span></text:p>
      <text:p text:style-name="P1"><draw:rect text:anchor-type="as-char" svg:y="0in" draw:z-index="4" draw:style-name="gr1" draw:text-style-name="P4" svg:width="0.0012in" svg:height="0.0213in"><text:p/></draw:rect></text:p>
      <text:p text:style-name="P1"><text:span text:style-name="T6">Netflix fica 100% nuvem com Google e Amazon</text:span></text:p>
      <text:p text:style-name="P1"><text:span text:style-name="T5">Convergência Digital*</text:span></text:p>
      <text:p text:style-name="P1"><text:span text:style-name="T7">A Netflix, que domina 66% do mercado na América Latina, é a primeira OTT 100% cloud computing, após um processo que durou sete anos. A empresa concluiiu a transferência de todos os seus dados para a nuvem a partir de serviços contratados junto à Amazon e ao Google. A companhia fechou todos os seus data centers próprios e optou pela nuvem de terceiros.</text:span></text:p>
      <text:p text:style-name="P2"/>
      <text:p text:style-name="P1"><text:span text:style-name="T7">De acordo com dados do mercado, em horário de pico, a Netflix é responsável por 40% da largura total de banda da internet, ultrapassando, sites como YouTube e Facebook, que correspondem a 15% e 2,7%, respectivamente.</text:span></text:p>
      <text:p text:style-name="P2"/>
      <text:p text:style-name="P1"><text:span text:style-name="T7">“Dependemos na nuvem para todos as nossas necessidades escaláveis de computação e armazenamento, nosso business, nossos sistemas e processamento de dados que fazem o Netflix”, afirmou a empresa em blog para explicar a mudança tecnológica.</text:span></text:p>
      <text:p text:style-name="P2"><text:soft-page-break/></text:p>
      <text:p text:style-name="P1"><text:span text:style-name="T7">Ainda de acordo com a Netflix, para o cliente, a mudança para nuvem vai significar ter acesso a vídeos mais rápidos e com melhor qualidade em todo o mundo. "A migração para a nuvem trouxe vários benefícios. Nós temos oito vezes mais assinantes do que tínhamos em 2008, e eles são muito mais ativos, com a visualização crescendo três vezes", completa a OTT, que, porém, não revelou o montante gasto nessa migração tecnológica.</text:span></text:p>
      <text:p text:style-name="P1"><text:span text:style-name="T7">*Com agências internacionais</text:span></text:p>
      <text:p text:style-name="P2"/>
      <text:p text:style-name="P1"><text:a xlink:type="simple" xlink:href="http://convergenciadigital.uol.com.br/cgi/cgilua.exe/sys/start.htm?UserActiveTemplate=site&amp;infoid=41650&amp;sid=97#.VuSTMD9Cago" text:style-name="Internet_20_link" text:visited-style-name="Visited_20_Internet_20_Link"><text:span text:style-name="T2">http://convergenciadigital.uol.com.br/cgi/cgilua.exe/sys/start.htm?UserActiveTemplate=site&amp;infoid=41650&amp;sid=97#.VuSTMD9Cago</text:span></text:a><text:span text:style-name="T7"> acessado em 12 MAR 16 as 19:37</text:span></text:p>
      <text:p text:style-name="P2"/>
      <text:p text:style-name="P1"><text:span text:style-name="T4">11/02/2016 às 13:15</text:span></text:p>
      <text:p text:style-name="P1"><text:span text:style-name="T4">Cloud Computing</text:span></text:p>
      <text:p text:style-name="P1"><draw:rect text:anchor-type="as-char" svg:y="0in" draw:z-index="5" draw:style-name="gr1" draw:text-style-name="P4" svg:width="0.0012in" svg:height="0.0213in"><text:p/></draw:rect></text:p>
      <text:p text:style-name="P1"><text:span text:style-name="T6">Empresas desconhecem boa parte dos arquivos compartilhados na nuvem</text:span></text:p>
      <text:p text:style-name="P1"><text:span text:style-name="T5">Da redação</text:span></text:p>
      <text:p text:style-name="P1"><text:span text:style-name="T7">Um estudo divulgado pela Blue Coat, revela que 1 em cada 10 documentos amplamente compartilhados contêm dados confidenciais e/ou sujeitos a regulamentações, como código fonte (48%), informações pessoais - PII (33%), informações protegidas sobre saúde - PHI (14%) e dados da Indústria de meios de pagamento - PCI (5%).</text:span></text:p>
      <text:p text:style-name="P1"><text:span text:style-name="T7">O levantamento vai além e sustenta que as organizações não estão cientes de que 26% dos documentos armazenados em aplicações na nuvem são amplamente compartilhados, o que significa que qualquer funcionário pode acessar esses arquivos e compartilhar externamente com prestadores de serviços e parceiros. Em alguns casos, os documentos podem até ser publicamente acessados e descobertos através do Google.</text:span></text:p>
      <text:p text:style-name="P2"/>
      <text:p text:style-name="P1"><text:span text:style-name="T7">Para a elaboração do estudo, a plataforma Elastica CloudSOC analisou 63 milhões de documentos empresariais contidos em aplicações de destaque na nuvem, incluindo Microsoft Office 365, Google Drive, Salesforce, Box, entre outras, e descobriu que o Microsoft Office 365 era a aplicação mais amplamente utilizada, desbancando o Twitter, líder no ano anterior. A análise mostrou que, atualmente, as empresas têm uma média de 812 aplicações na nuvem, mais do que as 774 relatadas em junho -- um aumento de 5%.</text:span></text:p>
      <text:p text:style-name="P2"/>
      <text:p text:style-name="P1"><text:span text:style-name="T7">As 10 aplicações mais utilizadas hoje pelas empresas são: 1) Office 365; 2) Twitter; 3) YouTube; 4) LinkedIn; 5) Google Apps; 6) Salesforce; 7) AWS; 8) Dropbox; 9) Skype; 10) Box. Para o segundo semestre de 2015, o Elastica Labs calculou que o impacto financeiro potencial decorrente do vazamento de seus dados confidenciais na nuvem foi de US$ 1,9 milhão para as médias empresas.</text:span></text:p>
      <text:p text:style-name="P1"><text:span text:style-name="T7"><text:tab/></text:span></text:p>
      <text:p text:style-name="P1"><text:span text:style-name="T7">A análise revelou haver três ameaças primárias às organizações que usam aplicativos na nuvem: 1) roubo de dados, 2) destruição de dados e 3) invasão e apropriação de contas. Com os acessos indevidos acontecendo especialmente por meio dos e-mails enviados (18%), pelo compartilhamento (41%), downloads (15%) e visualizações (3%). Este último método pode sugerir que os usuários estão obtendo cópias de telas de dados confidenciais.</text:span></text:p>
      <text:p text:style-name="P1"><text:span text:style-name="T7">“Chegamos a um ponto no ciclo de vida da segurança no qual as empresas devem ter o domínio das aplicações na nuvem, e também políticas capazes de controlar quais estão em uso”, adverte Rehan Jalil, da Blue Coat Systems e fundador da Elastica.</text:span></text:p>
      <text:p text:style-name="P2"/>
      <text:p text:style-name="P2"><text:soft-page-break/></text:p>
      <text:p text:style-name="P2"/>
      <text:p text:style-name="P1"><text:a xlink:type="simple" xlink:href="http://convergenciadigital.uol.com.br/cgi/cgilua.exe/sys/start.htm?UserActiveTemplate=site&amp;infoid=41542&amp;sid=97#.VuSTST9Cago" text:style-name="Internet_20_link" text:visited-style-name="Visited_20_Internet_20_Link"><text:span text:style-name="T2">http://convergenciadigital.uol.com.br/cgi/cgilua.exe/sys/start.htm?UserActiveTemplate=site&amp;infoid=41542&amp;sid=97#.VuSTST9Cago</text:span></text:a><text:span text:style-name="T7"> acessado em 12 MAR 16 as 19:40</text:span></text:p>
      <text:p text:style-name="P2"/>
      <text:p text:style-name="P1"><text:span text:style-name="T4">21/01/2016 às 10:22</text:span></text:p>
      <text:p text:style-name="P1"><text:span text:style-name="T4">Cloud Computing</text:span></text:p>
      <text:p text:style-name="P1"><draw:rect text:anchor-type="as-char" svg:y="0in" draw:z-index="6" draw:style-name="gr1" draw:text-style-name="P4" svg:width="0.0012in" svg:height="0.0213in"><text:p/></draw:rect></text:p>
      <text:p text:style-name="P1"><text:span text:style-name="T6">Nuvem híbrida reduz complexidade dos negócios digitais</text:span></text:p>
      <text:p text:style-name="P1"><text:span text:style-name="T5">Convergência Digital*</text:span></text:p>
      <text:p text:style-name="P1"><text:span text:style-name="T7">Os líderes de TI estão se voltando para ambientes de nuvem híbrida, adotando uma infraestrutura modernizada que envolve dois ou mais modelos de entrega, inclusive um datacenter tradicional, uma nuvem privada, uma nuvem privada gerenciada e uma nuvem pública, revela estudo feito pela IDC, patrocinado pela EMC.</text:span></text:p>
      <text:p text:style-name="P1"><text:span text:style-name="T7">O levantamento aponta ainda que um percentual de 83% dos participantes já usam ou pretendem usar um ambiente de nuvem híbrida, e 73% concordam que um modelo de nuvem híbrida cria uma caminho para o negócio digital. Os dados da pesquisa indicam que a transformação digital proporcionada pelas nuvens híbridas ajuda as organizações a melhorarem a agilidade da TI e transformam as iniciativas de implementação do negócio digital em um processo mais rápido, fácil e econômico.</text:span></text:p>
      <text:p text:style-name="P1"><text:span text:style-name="T7">Além disso, os resultados da pesquisa mostram que, por reduzirem os custos de TI, as nuvens híbridas permitem mais investimentos na transformação digital, e aqueles que adotaram a nuvem híbrida de forma mais intensa são também os que mais avançaram na transformação digital. Das organizações participantes, as que possuem um número significativo de cargas de trabalho em nuvem híbrida têm uma probabilidade três vezes maior de atingir seus objetivos de preparo de infraestrutura e de negócios digitais do que as que ainda não adotaram a nuvem híbrida.</text:span></text:p>
      <text:p text:style-name="P1"><text:span text:style-name="T7">O relatório destaca que o processo de se transformar em um negócio digital é complexo e exige tempo, mas 63% dos participantes indicaram que estão bem encaminhados para atingir seus primeiros objetivos de transformação digital. Dito isso, os líderes de TI ainda enfrentam obstáculos, entre eles:</text:span></text:p>
      <text:p text:style-name="P2"/>
      <text:p text:style-name="P1"><text:span text:style-name="T7">·Orçamento e recursos (38%)</text:span></text:p>
      <text:p text:style-name="P2"/>
      <text:p text:style-name="P1"><text:span text:style-name="T7">·Ambientes computacionais fragmentados (30%)</text:span></text:p>
      <text:p text:style-name="P2"/>
      <text:p text:style-name="P1"><text:span text:style-name="T7">·Falta das tecnologias corretas (29%)</text:span></text:p>
      <text:p text:style-name="P2"/>
      <text:p text:style-name="P1"><text:span text:style-name="T7">Segundo ainda o estudo da IDC, 92% dos participantes afirmam que a estratégia competitiva de suas organizações incluem iniciativas de negócios digitais, e 90% dizendo que o negócio digital é uma das "principais prioridades" nos próximos um a três anos, concluímos que o poder transformador do negócio digital é atualmente um motivador fundamental para a TI. Alguns dos motivadores desses investimentos em tecnologia digital são:</text:span></text:p>
      <text:p text:style-name="P2"><text:soft-page-break/></text:p>
      <text:p text:style-name="P1"><text:span text:style-name="T7">.Melhorar a experiência do cliente (87% dos participantes responderam que esse é um objetivo crucial ou muito importante)</text:span></text:p>
      <text:p text:style-name="P2"/>
      <text:p text:style-name="P1"><text:span text:style-name="T7">·Conquistar novos clientes (86%)</text:span></text:p>
      <text:p text:style-name="P2"/>
      <text:p text:style-name="P1"><text:span text:style-name="T7">·Aumentar a inovação (82%)</text:span></text:p>
      <text:p text:style-name="P2"/>
      <text:p text:style-name="P1"><text:span text:style-name="T7">·Permitir decisões de negócios em tempo real (82%)</text:span></text:p>
      <text:p text:style-name="P2"/>
      <text:p text:style-name="P2"/>
      <text:p text:style-name="P1"><text:a xlink:type="simple" xlink:href="http://convergenciadigital.uol.com.br/cgi/cgilua.exe/sys/start.htm?UserActiveTemplate=site&amp;infoid=41526&amp;sid=97#.VuSTUD9Cago" text:style-name="Internet_20_link" text:visited-style-name="Visited_20_Internet_20_Link"><text:span text:style-name="T3">http://convergenciadigital.uol.com.br/cgi/cgilua.exe/sys/start.htm?UserActiveTemplate=site&amp;infoid=41526&amp;sid=97#.VuSTUD9Cago</text:span></text:a> acessado em 12 MAR 16 as 19:41</text:p>
      <text:p text:style-name="P1"/>
      <text:p text:style-name="P1"><text:span text:style-name="T4">19/01/2016 às 14:05</text:span></text:p>
      <text:p text:style-name="P1"><text:span text:style-name="T4">Cloud Computing</text:span></text:p>
      <text:p text:style-name="P1"><draw:rect text:anchor-type="as-char" svg:y="0in" draw:z-index="7" draw:style-name="gr1" draw:text-style-name="P4" svg:width="0.0012in" svg:height="0.0213in"><text:p/></draw:rect></text:p>
      <text:p text:style-name="P1"><text:span text:style-name="T6">Gestor de TI opta pela nuvem híbrida e enfrenta o desafio das SDNs</text:span></text:p>
      <text:p text:style-name="P1"><text:span text:style-name="T5">Da redação</text:span></text:p>
      <text:p text:style-name="P1"><text:span text:style-name="T7">A nuvem híbrida - com parte das aplicações na nuvem pública e parte no ambiente fechado - se torna cada vez mais a preferência dos gestores de TI para o uso das soluções de cloud.</text:span></text:p>
      <text:p text:style-name="P1"><text:span text:style-name="T7">Uma pesquisa feita pela F5 Networks, com mais de 3000 gestores de TI no mundo, incluindo profissionais do Brasil e da América Latina, destaca que a grande maioria dos entrevistados (81%) está migrando para um ambiente de nuvem híbrida para alavancar a flexibilidade e a potencial redução de custos oferecida por esse modelo; um grande número de empresas pequenas e médias fez esta afirmação.</text:span></text:p>
      <text:p text:style-name="P2"/>
      <text:p text:style-name="P1"><text:span text:style-name="T7">O relatório destaca ainda que:</text:span></text:p>
      <text:p text:style-name="P2"><text:soft-page-break/></text:p>
      <text:p text:style-name="P1"><text:span text:style-name="T7">·Os serviços de aplicações são essenciais e onipresentes: Mais de dez aplicações missão crítica suportam os negócios de mais de 50% das empresas entrevistadas. Os profissionais de TIC reconhecem que aplicações lentas, não responsivas e inseguras podem ter um substancial impacto negativo sobre a receita e as operações da empresa usuária.</text:span></text:p>
      <text:p text:style-name="P2"/>
      <text:p text:style-name="P1"><text:span text:style-name="T7">·O foco da segurança está em proteger usuários, dados e aplicações: Os profissionais de segurança que se mostram mais confiantes em sua capacidade de repelir ataques trabalham para proteger pessoas (usuários e clientes finais), solicitações e respostas. <text:s/>Na visão da maioria dos entrevistados, esses são os pontos críticos, onde os dados podem ser mais facilmente comprometidos. </text:span></text:p>
      <text:p text:style-name="P2"/>
      <text:p text:style-name="P1"><text:span text:style-name="T7">·DevOps e SDN são chaves para aumentar a eficiência operacional: Devido a DevOps e SDN (redes definidas por software) permitirem automação e orquestração, ambos são vistos como fatores chaves para reduzir custos operacionais e melhorar o time-to-market.</text:span></text:p>
      <text:p text:style-name="P2"/>
      <text:p text:style-name="P1"><text:span text:style-name="T7">“As aplicações são vitais para o sucesso do negócio. Usadas por todos os funcionários, as aplicações contribuem para maior eficiência, menores custos e maiores margens”, afirma Rafael Venâncio, diretor de canais e alianças da F5 Networks Brasil.</text:span></text:p>
      <text:p text:style-name="P1"><text:span text:style-name="T7">“Sem os serviços corretos para suportar as aplicações, elas não serão disponíveis, seguras ou suficientemente rápidas para atender às necessidades das empresas”, completa o executivo. O download do relatório detalhado sobre a pesquisa pode ser feito através do link</text:span><text:a xlink:type="simple" xlink:href="http://f5.com/SOAD" text:style-name="Internet_20_link" text:visited-style-name="Visited_20_Internet_20_Link"><text:span text:style-name="T7"> </text:span></text:a><text:a xlink:type="simple" xlink:href="http://f5.com/SOAD" text:style-name="Internet_20_link" text:visited-style-name="Visited_20_Internet_20_Link"><text:span text:style-name="T2">http://f5.com/SOAD</text:span></text:a><text:span text:style-name="T7">.</text:span></text:p>
      <text:p text:style-name="P1"/>
      <text:p text:style-name="P1"/>
      <text:p text:style-name="P1"><text:a xlink:type="simple" xlink:href="http://convergenciadigital.uol.com.br/cgi/cgilua.exe/sys/start.htm?UserActiveTemplate=site&amp;infoid=41481&amp;sid=97#.VuSTWz9Cago" text:style-name="Internet_20_link" text:visited-style-name="Visited_20_Internet_20_Link"><text:span text:style-name="T3">http://convergenciadigital.uol.com.br/cgi/cgilua.exe/sys/start.htm?UserActiveTemplate=site&amp;infoid=41481&amp;sid=97#.VuSTWz9Cago</text:span></text:a> acessado em 12 MAR 16 as 19:42</text:p>
      <text:p text:style-name="P1"/>
      <text:p text:style-name="P1"><text:span text:style-name="T4">12/01/2016 às 10:27</text:span></text:p>
      <text:p text:style-name="P1"><text:span text:style-name="T4">Cloud Computing</text:span></text:p>
      <text:p text:style-name="P1"><draw:rect text:anchor-type="as-char" svg:y="0in" draw:z-index="8" draw:style-name="gr1" draw:text-style-name="P4" svg:width="0.0012in" svg:height="0.0213in"><text:p/></draw:rect></text:p>
      <text:p text:style-name="P1"><text:span text:style-name="T6">ABNT, Serpro e Anatel criam norma para definir a computação em nuvem</text:span></text:p>
      <text:p text:style-name="P1"><text:span text:style-name="T5">Ana Paula Lobo*</text:span></text:p>
      <text:p text:style-name="P1"><text:span text:style-name="T7">A Associação Brasileira de Normas Técnicas (ABNT), o Serpro e a Anatel, depois de um trabalho de dois anos, criaram a norma</text:span><text:a xlink:type="simple" xlink:href="http://www.abntcatalogo.com.br/norma.aspx?ID=349280" text:style-name="Internet_20_link" text:visited-style-name="Visited_20_Internet_20_Link"><text:span text:style-name="T7"> </text:span></text:a><text:a xlink:type="simple" xlink:href="http://www.abntcatalogo.com.br/norma.aspx?ID=349280" text:style-name="Internet_20_link" text:visited-style-name="Visited_20_Internet_20_Link"><text:span text:style-name="T2">ABNT NBR ISO/IEC 17788:2015,</text:span></text:a><text:span text:style-name="T7"> que fornece uma visão geral sobre a computação em nuvem, assim como um conjunto de termos e definições sobre o tema. Trata-se da versão em português de um trabalho realizado em cooperação entre a International Telecommunication Union (ITU), que coordena padrões internacionais para telecomunicações, e a International Organization for Standardization (ISO), uma organização internacional para padronização. A medida entrou em vigor no dia 07 de janeiro.</text:span></text:p>
      <text:p text:style-name="P2"/>
      <text:p text:style-name="P1"><text:span text:style-name="T7">O analista da coordenação de Tecnologia do Serpro, Luiz Guilherme Aldabalde, explica que a criação desse documento estabelece uma referência para definição sobre o escopo e a aplicação da computação em nuvem, auxiliando o desenvolvimento dos mercados nacionais de TI e servindo de apoio às agências reguladoras. "Toda vez que se estabelece um padrão sobre uma tecnologia fica mais fácil entender o assunto, avaliar as diferenças entre fornecedores e propor melhorias. Isso significa que uma norma passa a ser uma referência para aquisição ou elaboração de algum produto e para diferenciação entre os diversos fornecedores relacionados ao segmento", avalia.</text:span></text:p>
      <text:p text:style-name="P2"><text:soft-page-break/></text:p>
      <text:p text:style-name="P1"><text:span text:style-name="T7">Esta primeira norma é um conjunto de termos e definições que formam uma base para a elaboração da Arquitetura de Referência para Computação em Nuvem, uma segunda norma internacional sobre o tema, cujo trabalho de tradução já foi iniciado pela ABNT e deve ser concluído ainda em 2016. A proposição de uma Arquitetura de Referência para Computação em Nuvem, completa Aldabalde, permitirá a compreensão dos diversos elementos que compõem uma solução e como esses elementos interagem entre si, dando ainda mais clareza ao mercado de computação em nuvem.</text:span></text:p>
      <text:p text:style-name="P1"><text:span text:style-name="T8">*Com informações do Serpr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3929in" fo:background-color="#ffffff" style:writing-mode="lr-tb" style:layout-grid-color="#c0c0c0" style:layout-grid-lines="25704"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17" meta:word-count="3442" meta:character-count="22825" meta:non-whitespace-character-count="19484"/>
    <meta:generator>LibreOfficeDev/5.1.0.3$Linux_X86_64 LibreOffice_project/</meta:generator>
  </office:meta>
</office:document-meta>
</file>